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86cm" fo:min-width="3.256cm"/>
    </style:style>
    <style:style style:name="gr2" style:family="graphic" style:parent-style-name="standard">
      <style:graphic-properties draw:textarea-horizontal-align="justify" draw:textarea-vertical-align="middle" draw:auto-grow-height="false" fo:min-height="1.647cm" fo:min-width="3.233cm"/>
    </style:style>
    <style:style style:name="gr3" style:family="graphic" style:parent-style-name="standard">
      <style:graphic-properties draw:textarea-horizontal-align="justify" draw:textarea-vertical-align="middle" draw:auto-grow-height="false" fo:min-height="1.648cm" fo:min-width="3.233cm"/>
    </style:style>
    <style:style style:name="gr4" style:family="graphic" style:parent-style-name="standard">
      <style:graphic-properties draw:textarea-horizontal-align="justify" draw:textarea-vertical-align="middle" draw:auto-grow-height="false" fo:min-height="2.028cm" fo:min-width="4.308cm"/>
    </style:style>
    <style:style style:name="gr5" style:family="graphic" style:parent-style-name="standard">
      <style:graphic-properties draw:textarea-horizontal-align="justify" draw:textarea-vertical-align="middle" draw:auto-grow-height="false" fo:min-height="2.163cm" fo:min-width="5.46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362cm" fo:min-width="3.888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6cm" svg:height="2.236cm" svg:x="14.907cm" svg:y="1.635cm">
          <text:p text:style-name="P1">Submit to </text:p>
          <text:p text:style-name="P1">the Red Hat </text:p>
          <text:p text:style-name="P1">Call for Code </text:p>
          <text:p text:style-name="P1">challe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.277cm" svg:height="2.683cm" svg:x="14.147cm" svg:y="4.654cm">
          <text:p text:style-name="P1">Finish translation of </text:p>
          <text:p text:style-name="P1">The project and demo</text:p>
          <text:p text:style-name="P1">The project in Frenc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4" draw:id="id4" draw:layer="layout" svg:width="5.277cm" svg:height="2.684cm" svg:x="14.147cm" svg:y="11.587cm">
          <text:p text:style-name="P1"><text:span text:style-name="T1">Wo</text:span><text:span text:style-name="T1">rk </text:span><text:span text:style-name="T1">wit</text:span><text:span text:style-name="T1">h </text:span><text:span text:style-name="T1">the </text:span><text:span text:style-name="T1">Re</text:span><text:span text:style-name="T1">d </text:span></text:p>
          <text:p text:style-name="P1"><text:span text:style-name="T1">Ha</text:span><text:span text:style-name="T1">t </text:span><text:span text:style-name="T1">AC</text:span><text:span text:style-name="T1">E </text:span><text:span text:style-name="T1">tea</text:span><text:span text:style-name="T1">m </text:span><text:span text:style-name="T1">to </text:span><text:span text:style-name="T1">ma</text:span><text:span text:style-name="T1">ke </text:span><text:span text:style-name="T1">a </text:span></text:p>
          <text:p text:style-name="P1"><text:span text:style-name="T1">Mo</text:span><text:span text:style-name="T1">ck </text:span><text:span text:style-name="T1">cli</text:span><text:span text:style-name="T1">ent </text:span><text:span text:style-name="T1">en</text:span><text:span text:style-name="T1">ga</text:span><text:span text:style-name="T1">ge</text:span><text:span text:style-name="T1">me</text:span><text:span text:style-name="T1">nt</text:span></text:p>
          <text:p text:style-name="P1"><text:span text:style-name="T1">Of </text:span><text:span text:style-name="T1">the </text:span><text:span text:style-name="T1">pro</text:span><text:span text:style-name="T1">jec</text:span>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5.277cm" svg:height="2.684cm" svg:x="14.147cm" svg:y="8.12cm">
          <text:p text:style-name="P1">Create an Ansible </text:p>
          <text:p text:style-name="P1">driven deployment of Silk</text:p>
          <text:p text:style-name="P1">For Analytics on </text:p>
          <text:p text:style-name="P1">OpenShif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5" draw:id="id5" draw:layer="layout" svg:width="6.798cm" svg:height="3.22cm" svg:x="13.386cm" svg:y="15.052cm">
          <text:p text:style-name="P1"><text:span text:style-name="T1">Wo</text:span><text:span text:style-name="T1">rk </text:span><text:span text:style-name="T1">wit</text:span><text:span text:style-name="T1">h </text:span><text:span text:style-name="T1">cli</text:span><text:span text:style-name="T1">nic</text:span><text:span text:style-name="T1">s </text:span><text:span text:style-name="T1">lik</text:span><text:span text:style-name="T1">e</text:span></text:p>
          <text:p text:style-name="P1"><text:span text:style-name="T1">Ida</text:span><text:span text:style-name="T1">ho </text:span><text:span text:style-name="T1">He</text:span><text:span text:style-name="T1">art </text:span><text:span text:style-name="T1">Ins</text:span><text:span text:style-name="T1">titu</text:span><text:span text:style-name="T1">te </text:span><text:span text:style-name="T1">to </text:span></text:p>
          <text:p text:style-name="P1"><text:span text:style-name="T1">De</text:span><text:span text:style-name="T1">plo</text:span><text:span text:style-name="T1">y a </text:span><text:span text:style-name="T1">sol</text:span><text:span text:style-name="T1">uti</text:span><text:span text:style-name="T1">on </text:span><text:span text:style-name="T1">for</text:span></text:p>
          <text:p text:style-name="P1"><text:span text:style-name="T1">Tra</text:span><text:span text:style-name="T1">cki</text:span><text:span text:style-name="T1">ng </text:span><text:span text:style-name="T1">pat</text:span><text:span text:style-name="T1">ien</text:span><text:span text:style-name="T1">t </text:span><text:span text:style-name="T1">wa</text:span><text:span text:style-name="T1">rfar</text:span><text:span text:style-name="T1">in</text:span></text:p>
          <text:p text:style-name="P1"><text:span text:style-name="T1">IN</text:span><text:span text:style-name="T1">R </text:span><text:span text:style-name="T1">ent</text:span><text:span text:style-name="T1">rie</text:span><text:span text:style-name="T1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5.969cm" svg:height="2.413cm" svg:x="7.925cm" svg:y="1.254cm">
          <text:p text:style-name="P3">Roadmap for </text:p>
          <text:p text:style-name="P3">computate-medical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6.785cm" svg:y1="3.871cm" svg:x2="16.786cm" svg:y2="4.654cm" draw:start-shape="id1" draw:start-glue-point="2" draw:end-shape="id2" draw:end-glue-point="4" svg:d="M16785 3871l1 783" svg:viewBox="0 0 2 784">
          <text:p/>
        </draw:connector>
        <draw:connector draw:style-name="gr6" draw:text-style-name="P4" draw:layer="layout" draw:type="line" svg:x1="16.786cm" svg:y1="7.337cm" svg:x2="16.786cm" svg:y2="8.12cm" draw:start-shape="id2" draw:start-glue-point="8" draw:end-shape="id3" draw:end-glue-point="4" svg:d="M16786 7337v783" svg:viewBox="0 0 1 784">
          <text:p/>
        </draw:connector>
        <draw:connector draw:style-name="gr6" draw:text-style-name="P4" draw:layer="layout" draw:type="line" svg:x1="16.786cm" svg:y1="10.804cm" svg:x2="16.786cm" svg:y2="11.587cm" draw:start-shape="id3" draw:start-glue-point="8" draw:end-shape="id4" draw:end-glue-point="4" svg:d="M16786 10804v783" svg:viewBox="0 0 1 784">
          <text:p/>
        </draw:connector>
        <draw:connector draw:style-name="gr6" draw:text-style-name="P4" draw:layer="layout" draw:type="line" svg:x1="16.786cm" svg:y1="14.271cm" svg:x2="16.785cm" svg:y2="15.052cm" draw:start-shape="id4" draw:start-glue-point="8" draw:end-shape="id5" draw:end-glue-point="4" svg:d="M16786 14271l-1 781" svg:viewBox="0 0 2 782">
          <text:p/>
        </draw:connector>
        <draw:custom-shape draw:style-name="gr7" draw:text-style-name="P1" xml:id="id6" draw:id="id6" draw:layer="layout" svg:width="4.388cm" svg:height="2.612cm" svg:x="3.226cm" svg:y="1.254cm">
          <text:p text:style-name="P1">Create the new </text:p>
          <text:p text:style-name="P1">computate-medicale </text:p>
          <text:p text:style-name="P1">pro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5.277cm" svg:height="2.683cm" svg:x="2.777cm" svg:y="4.654cm">
          <text:p text:style-name="P1">Build the OpenAPI 3 </text:p>
          <text:p text:style-name="P1">Swagger specific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xml:id="id9" draw:id="id9" draw:layer="layout" svg:width="5.277cm" svg:height="2.684cm" svg:x="2.777cm" svg:y="11.587cm">
          <text:p text:style-name="P1"><text:span text:style-name="T1">Build the data and </text:span></text:p>
          <text:p text:style-name="P1"><text:span text:style-name="T1">search components to each </text:span></text:p>
          <text:p text:style-name="P1"><text:span text:style-name="T1">of the data typ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8" draw:id="id8" draw:layer="layout" svg:width="5.277cm" svg:height="2.684cm" svg:x="2.777cm" svg:y="8.12cm">
          <text:p text:style-name="P1">Create Java classes </text:p>
          <text:p text:style-name="P1">to manage users, clinics, </text:p>
          <text:p text:style-name="P1">Patients, registrations, </text:p>
          <text:p text:style-name="P1">Pages and HTML.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10" draw:id="id10" draw:layer="layout" svg:width="6.798cm" svg:height="3.22cm" svg:x="2.016cm" svg:y="15.052cm">
          <text:p text:style-name="P1"><text:span text:style-name="T1">Build the API code to make </text:span></text:p>
          <text:p text:style-name="P1"><text:span text:style-name="T1">The site run based on the </text:span></text:p>
          <text:p text:style-name="P1"><text:span text:style-name="T1">OpenAPI specifica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5.42cm" svg:y1="3.866cm" svg:x2="5.416cm" svg:y2="4.654cm" draw:start-shape="id6" draw:start-glue-point="2" draw:end-shape="id7" draw:end-glue-point="4" svg:d="M5420 3866l-4 788" svg:viewBox="0 0 5 789">
          <text:p/>
        </draw:connector>
        <draw:connector draw:style-name="gr6" draw:text-style-name="P4" draw:layer="layout" draw:type="line" svg:x1="5.416cm" svg:y1="7.337cm" svg:x2="5.416cm" svg:y2="8.12cm" draw:start-shape="id7" draw:start-glue-point="8" draw:end-shape="id8" draw:end-glue-point="4" svg:d="M5416 7337v783" svg:viewBox="0 0 1 784">
          <text:p/>
        </draw:connector>
        <draw:connector draw:style-name="gr6" draw:text-style-name="P4" draw:layer="layout" draw:type="line" svg:x1="5.416cm" svg:y1="10.804cm" svg:x2="5.416cm" svg:y2="11.587cm" draw:start-shape="id8" draw:start-glue-point="8" draw:end-shape="id9" draw:end-glue-point="4" svg:d="M5416 10804v783" svg:viewBox="0 0 1 784">
          <text:p/>
        </draw:connector>
        <draw:connector draw:style-name="gr6" draw:text-style-name="P4" draw:layer="layout" draw:type="line" svg:x1="5.416cm" svg:y1="14.271cm" svg:x2="5.415cm" svg:y2="15.052cm" draw:start-shape="id9" draw:start-glue-point="8" draw:end-shape="id10" draw:end-glue-point="4" svg:d="M5416 14271l-1 781" svg:viewBox="0 0 2 782">
          <text:p/>
        </draw:connector>
        <draw:custom-shape draw:style-name="gr4" draw:text-style-name="P2" xml:id="id11" draw:id="id11" draw:layer="layout" svg:width="6.798cm" svg:height="3.22cm" svg:x="2.017cm" svg:y="19.116cm">
          <text:p text:style-name="P1"><text:span text:style-name="T1">Create Ansible scripts to</text:span></text:p>
          <text:p text:style-name="P1"><text:span text:style-name="T1">Deploy the database, cluster </text:span></text:p>
          <text:p text:style-name="P1"><text:span text:style-name="T1">Manager, search engine, </text:span></text:p>
          <text:p text:style-name="P1"><text:span text:style-name="T1">SSO server and application</text:span></text:p>
          <text:p text:style-name="P1"><text:span text:style-name="T1">On OpenShif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5.415cm" svg:y1="18.272cm" svg:x2="5.416cm" svg:y2="19.116cm" draw:start-shape="id10" draw:start-glue-point="8" draw:end-shape="id11" draw:end-glue-point="4" svg:d="M5415 18272l1 844" svg:viewBox="0 0 2 845">
          <text:p/>
        </draw:connector>
        <draw:custom-shape draw:style-name="gr4" draw:text-style-name="P2" xml:id="id12" draw:id="id12" draw:layer="layout" svg:width="6.798cm" svg:height="3.22cm" svg:x="2.083cm" svg:y="23.18cm">
          <text:p text:style-name="P1"><text:span text:style-name="T1">Create a site certificate and </text:span></text:p>
          <text:p text:style-name="P1"><text:span text:style-name="T1">Keystore and ansible secrets </text:span></text:p>
          <text:p text:style-name="P1"><text:span text:style-name="T1">To deploy all the applications </text:span></text:p>
          <text:p text:style-name="P1"><text:span text:style-name="T1">To OpenShift with</text:span></text:p>
          <text:p text:style-name="P1"><text:span text:style-name="T1">Ansib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4" draw:layer="layout" draw:type="line" svg:x1="5.481cm" svg:y1="22.336cm" svg:x2="5.482cm" svg:y2="23.18cm" draw:end-shape="id12" draw:end-glue-point="4" svg:d="M5481 22336l1 844" svg:viewBox="0 0 2 845">
          <text:p/>
        </draw:connector>
        <draw:connector draw:style-name="gr6" draw:text-style-name="P4" draw:layer="layout" draw:type="line" svg:x1="8.881cm" svg:y1="24.79cm" svg:x2="14.907cm" svg:y2="2.753cm" draw:start-shape="id12" draw:start-glue-point="10" draw:end-shape="id1" draw:end-glue-point="3" svg:d="M8881 24790l6026-22037" svg:viewBox="0 0 6027 22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08:15:14.157688279</meta:creation-date>
    <dc:date>2020-06-30T09:13:17.239960804</dc:date>
    <meta:editing-duration>PT11M59S</meta:editing-duration>
    <meta:editing-cycles>3</meta:editing-cycles>
    <meta:generator>LibreOffice/5.4.4.2$Linux_X86_64 LibreOffice_project/40$Build-2</meta:generator>
    <meta:document-statistic meta:object-count="24"/>
  </office:meta>
</office:document-meta>
</file>